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list-style-name="LFO2" style:family="paragraph"/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P27" style:parent-style-name="Normal" style:list-style-name="LFO3" style:family="paragraph"/>
    <style:style style:name="P28" style:parent-style-name="Normal" style:list-style-name="LFO3" style:family="paragraph"/>
    <style:style style:name="P29" style:parent-style-name="Normal" style:list-style-name="LFO3" style:family="paragraph"/>
    <style:style style:name="P30" style:parent-style-name="Normal" style:list-style-name="LFO3" style:family="paragraph"/>
    <style:style style:name="P31" style:parent-style-name="Normal" style:list-style-name="LFO3" style:family="paragraph"/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list-style-name="LFO4" style:family="paragraph"/>
    <style:style style:name="P34" style:parent-style-name="Normal" style:list-style-name="LFO4" style:family="paragraph"/>
    <style:style style:name="P35" style:parent-style-name="Normal" style:list-style-name="LFO4" style:family="paragraph"/>
    <style:style style:name="P36" style:parent-style-name="Normal" style:list-style-name="LFO4" style:family="paragraph"/>
    <style:style style:name="P37" style:parent-style-name="Normal" style:list-style-name="LFO4" style:family="paragraph"/>
    <style:style style:name="P38" style:parent-style-name="Normal" style:list-style-name="LFO4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list-style-name="LFO5" style:family="paragraph"/>
    <style:style style:name="P44" style:parent-style-name="Normal" style:list-style-name="LFO5" style:family="paragraph"/>
    <style:style style:name="P45" style:parent-style-name="Normal" style:list-style-name="LFO5" style:family="paragraph"/>
    <style:style style:name="P46" style:parent-style-name="Normal" style:list-style-name="LFO5" style:family="paragraph"/>
    <style:style style:name="P47" style:parent-style-name="Normal" style:list-style-name="LFO5" style:family="paragraph"/>
    <style:style style:name="P48" style:parent-style-name="Normal" style:list-style-name="LFO5" style:family="paragraph"/>
    <style:style style:name="P49" style:parent-style-name="Normal" style:list-style-name="LFO5" style:family="paragraph"/>
    <style:style style:name="P50" style:parent-style-name="Normal" style:list-style-name="LFO5" style:family="paragraph"/>
    <style:style style:name="P51" style:parent-style-name="Normal" style:list-style-name="LFO5" style:family="paragraph"/>
    <style:style style:name="P52" style:parent-style-name="Normal" style:list-style-name="LFO5" style:family="paragraph"/>
    <style:style style:name="P53" style:parent-style-name="Normal" style:list-style-name="LFO5" style:family="paragraph"/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list-style-name="LFO6" style:family="paragraph"/>
    <style:style style:name="P56" style:parent-style-name="Normal" style:list-style-name="LFO6" style:family="paragraph"/>
    <style:style style:name="P57" style:parent-style-name="Normal" style:list-style-name="LFO6" style:family="paragraph"/>
    <style:style style:name="P58" style:parent-style-name="Normal" style:list-style-name="LFO6" style:family="paragraph"/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list-style-name="LFO7" style:family="paragraph"/>
    <style:style style:name="P61" style:parent-style-name="Normal" style:list-style-name="LFO7" style:family="paragraph"/>
    <style:style style:name="P62" style:parent-style-name="Normal" style:list-style-name="LFO7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TD : Communication Digitale<text:s/>(Sujet<text:s/>blanc)</text:p>
      <text:p text:style-name="P2"><text:s/>Objectifs pédagogiques</text:p>
      <text:list text:style-name="LFO1" text:continue-numbering="true">
        <text:list-item>
          <text:p text:style-name="P3">Concevoir une stratégie de communication digitale basée sur les données</text:p>
        </text:list-item>
        <text:list-item>
          <text:p text:style-name="P4">Analyser la performance de campagnes digitales</text:p>
        </text:list-item>
        <text:list-item>
          <text:p text:style-name="P5">Maîtriser les outils et indicateurs clés (KPI)</text:p>
        </text:list-item>
        <text:list-item>
          <text:p text:style-name="P6">Intégrer les dimensions techniques et business</text:p>
        </text:list-item>
      </text:list>
      <text:p text:style-name="Normal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P7"><text:s/>Partie 1 : Concepts avancés</text:p>
      <text:list text:style-name="LFO2" text:continue-numbering="true">
        <text:list-item>
          <text:p text:style-name="P8">Définir la communication digitale dans un contexte de transformation numérique des organisations.</text:p>
        </text:list-item>
        <text:list-item>
          <text:p text:style-name="P9">Expliquer le rôle des données dans la prise de décision marketing (data-driven marketing).</text:p>
        </text:list-item>
        <text:list-item>
          <text:p text:style-name="P10">Différencier :</text:p>
          <text:list text:continue-numbering="true">
            <text:list-item>
              <text:p text:style-name="P11">SEO / SEA</text:p>
            </text:list-item>
            <text:list-item>
              <text:p text:style-name="P12">Owned / Paid / Earned media</text:p>
            </text:list-item>
          </text:list>
        </text:list-item>
        <text:list-item>
          <text:p text:style-name="P13">Définir les KPI suivants :</text:p>
          <text:list text:continue-numbering="true">
            <text:list-item>
              <text:p text:style-name="P14">CTR</text:p>
            </text:list-item>
            <text:list-item>
              <text:p text:style-name="P15">Taux de conversion</text:p>
            </text:list-item>
            <text:list-item>
              <text:p text:style-name="P16">ROI</text:p>
            </text:list-item>
            <text:list-item>
              <text:p text:style-name="P17">Taux d’engagement</text:p>
            </text:list-item>
          </text:list>
        </text:list-item>
        <text:list-item>
          <text:p text:style-name="P18">Expliquer le concept de<text:s/><text:span text:style-name="T19">parcours client omnicanal</text:span>.</text:p>
        </text:list-item>
      </text:list>
      <text:p text:style-name="Normal"><draw:custom-shape svg:x="0in" svg:y="0in" svg:width="45.51042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P20"><text:s/>Partie 2 : Étude de cas</text:p>
      <text:p text:style-name="Normal"><text:s/>Une entreprise e-commerce spécialisée dans les produits technologiques lance une nouvelle gamme de montres connectées.</text:p>
      <text:p text:style-name="P21">Données fournies :</text:p>
      <text:list text:style-name="LFO3" text:continue-numbering="true">
        <text:list-item>
          <text:p text:style-name="P22">Budget marketing : 50 000 €</text:p>
        </text:list-item>
        <text:list-item>
          <text:p text:style-name="P23">Canaux utilisés :</text:p>
          <text:list text:continue-numbering="true">
            <text:list-item>
              <text:p text:style-name="P24">Réseaux sociaux (Instagram, TikTok)</text:p>
            </text:list-item>
            <text:list-item>
              <text:p text:style-name="P25">Google Ads</text:p>
            </text:list-item>
            <text:list-item>
              <text:p text:style-name="P26">Emailing</text:p>
            </text:list-item>
          </text:list>
        </text:list-item>
        <text:list-item>
          <text:p text:style-name="P27">Résultats après 1 mois :</text:p>
          <text:list text:continue-numbering="true">
            <text:list-item>
              <text:p text:style-name="P28">Impressions : 500 000</text:p>
            </text:list-item>
            <text:list-item>
              <text:p text:style-name="P29">Clics : 25 000</text:p>
            </text:list-item>
            <text:list-item>
              <text:p text:style-name="P30">Ventes : 1 250</text:p>
            </text:list-item>
            <text:list-item>
              <text:p text:style-name="P31">Chiffre d’affaires : 125 000 €</text:p>
            </text:list-item>
          </text:list>
        </text:list-item>
      </text:list>
      <text:p text:style-name="P32">Questions :</text:p>
      <text:list text:style-name="LFO4" text:continue-numbering="true">
        <text:list-item>
          <text:p text:style-name="P33">Calculer :</text:p>
          <text:list text:continue-numbering="true">
            <text:list-item>
              <text:p text:style-name="P34">Le CTR</text:p>
            </text:list-item>
            <text:list-item>
              <text:p text:style-name="P35">Le taux de conversion</text:p>
            </text:list-item>
            <text:list-item>
              <text:p text:style-name="P36">Le ROI</text:p>
            </text:list-item>
          </text:list>
        </text:list-item>
        <text:list-item>
          <text:p text:style-name="P37">Analyser les performances de la campagne.</text:p>
        </text:list-item>
        <text:list-item>
          <text:p text:style-name="P38">Proposer<text:s/><text:span text:style-name="T39">3 optimisations basées sur les données</text:span>.</text:p>
        </text:list-item>
        <text:list-item>
          <text:p text:style-name="P40">Quel canal semble le plus pertinent ? Justifier (hypothèses acceptées).</text:p>
        </text:list-item>
      </text:list>
      <text:p text:style-name="Normal"><draw:custom-shape svg:x="0in" svg:y="0in" svg:width="45.5104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41"><text:s/>Partie 3 : Conception d’une stratégie digitale</text:p>
      <text:p text:style-name="Normal"><text:s/>Sujet :<text:line-break/>Une startup lance une application mobile de gestion de budget personnel.</text:p>
      <text:p text:style-name="P42">Travail demandé :</text:p>
      <text:list text:style-name="LFO5" text:continue-numbering="true">
        <text:list-item>
          <text:p text:style-name="P43">Définir :</text:p>
          <text:list text:continue-numbering="true">
            <text:list-item>
              <text:p text:style-name="P44">Les personas (au moins 2)</text:p>
            </text:list-item>
            <text:list-item>
              <text:p text:style-name="P45">Les objectifs (SMART)</text:p>
            </text:list-item>
          </text:list>
        </text:list-item>
        <text:list-item>
          <text:p text:style-name="P46">Proposer une stratégie digitale complète :</text:p>
          <text:list text:continue-numbering="true">
            <text:list-item>
              <text:p text:style-name="P47">Canaux (SEO, réseaux sociaux, ads…)</text:p>
            </text:list-item>
            <text:list-item>
              <text:p text:style-name="P48">Type de contenu</text:p>
            </text:list-item>
            <text:list-item>
              <text:p text:style-name="P49">Tunnel de conversion</text:p>
            </text:list-item>
          </text:list>
        </text:list-item>
        <text:list-item>
          <text:p text:style-name="P50">Proposer un plan de tracking :</text:p>
          <text:list text:continue-numbering="true">
            <text:list-item>
              <text:p text:style-name="P51">Outils (ex : Google Analytics, Google Tag Manager)</text:p>
            </text:list-item>
            <text:list-item>
              <text:p text:style-name="P52">Événements à suivre</text:p>
            </text:list-item>
            <text:list-item>
              <text:p text:style-name="P53">KPI associés</text:p>
            </text:list-item>
          </text:list>
        </text:list-item>
      </text:list>
      <text:p text:style-name="Normal"><draw:custom-shape svg:x="0in" svg:y="0in" svg:width="44.06736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P54"><text:s/>Partie 4 : Dimension technique (MIAGE)</text:p>
      <text:list text:style-name="LFO6" text:continue-numbering="true">
        <text:list-item>
          <text:p text:style-name="P55">Expliquer le rôle des cookies et leurs limites (RGPD).</text:p>
        </text:list-item>
        <text:list-item>
          <text:p text:style-name="P56">Qu’est-ce qu’un pixel de tracking ?</text:p>
        </text:list-item>
        <text:list-item>
          <text:p text:style-name="P57">Présenter l’intérêt d’un CRM dans une stratégie digitale (ex : Salesforce).</text:p>
        </text:list-item>
        <text:list-item>
          <text:p text:style-name="P58">Comment une API peut-elle être utilisée dans une campagne marketing ?</text:p>
        </text:list-item>
      </text:list>
      <text:p text:style-name="Normal"><draw:custom-shape svg:x="0in" svg:y="0in" svg:width="45.5104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P59"><text:s/>Partie 5 : Enjeux et limites</text:p>
      <text:list text:style-name="LFO7" text:continue-numbering="true">
        <text:list-item>
          <text:p text:style-name="P60">Discuter les enjeux éthiques de la communication digitale (data privacy, manipulation, biais algorithmiques).</text:p>
        </text:list-item>
        <text:list-item>
          <text:p text:style-name="P61">Impact des réglementations comme le RGPD.</text:p>
        </text:list-item>
        <text:list-item>
          <text:p text:style-name="P62">Risques liés à la dépendance aux plateformes (ex : TikTok, Instagram)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rgui Anis</meta:initial-creator>
    <dc:creator>Chergui Anis</dc:creator>
    <meta:creation-date>2026-03-17T14:02:00Z</meta:creation-date>
    <dc:date>2026-03-17T14:08:00Z</dc:date>
    <meta:template xlink:href="Normal" xlink:type="simple"/>
    <meta:editing-cycles>2</meta:editing-cycles>
    <meta:editing-duration>PT180S</meta:editing-duration>
    <meta:document-statistic meta:page-count="3" meta:paragraph-count="4" meta:word-count="345" meta:character-count="2243" meta:row-count="15" meta:non-whitespace-character-count="1902"/>
  </office:meta>
</office:document-meta>
</file>